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4.7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6.009cm" svg:height="9.005cm" svg:x="0cm" svg:y="4.568cm">
            <draw:object draw:notify-on-update-of-ranges="Foglio1.A1:Foglio1.A1 Foglio1.B1:Foglio1.C1 Foglio1.A2:Foglio1.A2 Foglio1.B2:Foglio1.C2 Foglio1.A3:Foglio1.A3 Foglio1.B3:Foglio1.C3 Foglio1.A4:Foglio1.A4 Foglio1.B4:Foglio1.C4 Foglio1.A5:Foglio1.A5 Foglio1.B5:Foglio1.C5 Foglio1.A6:Foglio1.A6 Foglio1.B6:Foglio1.C6 Foglio1.A7:Foglio1.A7 Foglio1.B7:Foglio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9cm" svg:height="9.005cm" svg:x="0cm" svg:y="14.503cm">
            <draw:object draw:notify-on-update-of-ranges="Foglio1.A1:Foglio1.A1 Foglio1.A2:Foglio1.A7 Foglio1.B1:Foglio1.B1 Foglio1.B2:Foglio1.B7 Foglio1.C1:Foglio1.C1 Foglio1.C2:Foglio1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rso di laurea</text:p>
          </table:table-cell>
          <table:table-cell table:style-name="ce1" office:value-type="string" calcext:value-type="string">
            <text:p>Studenti iscritti</text:p>
          </table:table-cell>
          <table:table-cell table:style-name="ce1" office:value-type="string" calcext:value-type="string">
            <text:p>Laureati</text:p>
          </table:table-cell>
          <table:table-cell table:style-name="ce1" office:value-type="string" calcext:value-type="string">
            <text:p>freq. Percentuale</text:p>
          </table:table-cell>
        </table:table-row>
        <table:table-row table:style-name="ro1">
          <table:table-cell office:value-type="string" calcext:value-type="string">
            <text:p>scientifico</text:p>
          </table:table-cell>
          <table:table-cell office:value-type="float" office:value="183300" calcext:value-type="float">
            <text:p>183300</text:p>
          </table:table-cell>
          <table:table-cell office:value-type="float" office:value="15539" calcext:value-type="float">
            <text:p>15539</text:p>
          </table:table-cell>
          <table:table-cell table:formula="of:=((SUM([.B2];[.C2]))/(SUM([.B8];[.C8]))*100)" office:value-type="float" office:value="11.0722803477172" calcext:value-type="float">
            <text:p>11,0722803477172</text:p>
          </table:table-cell>
        </table:table-row>
        <table:table-row table:style-name="ro1">
          <table:table-cell office:value-type="string" calcext:value-type="string">
            <text:p>medicina</text:p>
          </table:table-cell>
          <table:table-cell office:value-type="float" office:value="72107" calcext:value-type="float">
            <text:p>72107</text:p>
          </table:table-cell>
          <table:table-cell office:value-type="float" office:value="7407" calcext:value-type="float">
            <text:p>7407</text:p>
          </table:table-cell>
          <table:table-cell table:formula="of:=((SUM([.B3];[.C3]))/(SUM([.B8];[.C8]))*100)" office:value-type="float" office:value="4.4277093506223" calcext:value-type="float">
            <text:p>4,4277093506223</text:p>
          </table:table-cell>
        </table:table-row>
        <table:table-row table:style-name="ro1">
          <table:table-cell office:value-type="string" calcext:value-type="string">
            <text:p>economia</text:p>
          </table:table-cell>
          <table:table-cell office:value-type="float" office:value="457248" calcext:value-type="float">
            <text:p>457248</text:p>
          </table:table-cell>
          <table:table-cell office:value-type="float" office:value="35272" calcext:value-type="float">
            <text:p>35272</text:p>
          </table:table-cell>
          <table:table-cell table:formula="of:=((SUM([.B4];[.C4]))/(SUM([.B8];[.C8]))*100)" office:value-type="float" office:value="27.4258043787069" calcext:value-type="float">
            <text:p>27,4258043787069</text:p>
          </table:table-cell>
        </table:table-row>
        <table:table-row table:style-name="ro1">
          <table:table-cell office:value-type="string" calcext:value-type="string">
            <text:p>scienze giuridiche</text:p>
          </table:table-cell>
          <table:table-cell office:value-type="float" office:value="319068" calcext:value-type="float">
            <text:p>319068</text:p>
          </table:table-cell>
          <table:table-cell office:value-type="float" office:value="18839" calcext:value-type="float">
            <text:p>18839</text:p>
          </table:table-cell>
          <table:table-cell table:formula="of:=((SUM([.B5];[.C5]))/(SUM([.B8];[.C8]))*100)" office:value-type="float" office:value="18.8162334122385" calcext:value-type="float">
            <text:p>18,8162334122385</text:p>
          </table:table-cell>
        </table:table-row>
        <table:table-row table:style-name="ro1">
          <table:table-cell office:value-type="string" calcext:value-type="string">
            <text:p>lettere</text:p>
          </table:table-cell>
          <table:table-cell office:value-type="float" office:value="376446" calcext:value-type="float">
            <text:p>376446</text:p>
          </table:table-cell>
          <table:table-cell office:value-type="float" office:value="27128" calcext:value-type="float">
            <text:p>27128</text:p>
          </table:table-cell>
          <table:table-cell table:formula="of:=((SUM([.B6];[.C6]))/(SUM([.B8];[.C8]))*100)" office:value-type="float" office:value="22.4728773985467" calcext:value-type="float">
            <text:p>22,4728773985467</text:p>
          </table:table-cell>
        </table:table-row>
        <table:table-row table:style-name="ro1">
          <table:table-cell office:value-type="string" calcext:value-type="string">
            <text:p>ingegneria</text:p>
          </table:table-cell>
          <table:table-cell office:value-type="float" office:value="276345" calcext:value-type="float">
            <text:p>276345</text:p>
          </table:table-cell>
          <table:table-cell office:value-type="float" office:value="7128" calcext:value-type="float">
            <text:p>7128</text:p>
          </table:table-cell>
          <table:table-cell table:formula="of:=((SUM([.B7];[.C7]))/(SUM([.B8];[.C8]))*100)" office:value-type="float" office:value="15.7850951121684" calcext:value-type="float">
            <text:p>15,7850951121684</text:p>
          </table:table-cell>
        </table:table-row>
        <table:table-row table:style-name="ro1">
          <table:table-cell table:style-name="ce1" office:value-type="string" calcext:value-type="string">
            <text:p>Totale</text:p>
          </table:table-cell>
          <table:table-cell table:formula="of:=SUM([.B2:.B7])" office:value-type="float" office:value="1684514" calcext:value-type="float">
            <text:p>1684514</text:p>
          </table:table-cell>
          <table:table-cell table:formula="of:=SUM([.C2:.C7])" office:value-type="float" office:value="111313" calcext:value-type="float">
            <text:p>111313</text:p>
          </table:table-cell>
          <table:table-cell table:formula="of:=SUM([.D2:.D7])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7:38:39.396006440</meta:creation-date>
    <meta:generator>LibreOffice/7.1.0.3$Linux_X86_64 LibreOffice_project/10$Build-3</meta:generator>
    <dc:date>2021-02-08T17:54:10.700425045</dc:date>
    <meta:editing-duration>PT15M29S</meta:editing-duration>
    <meta:editing-cycles>7</meta:editing-cycles>
    <meta:document-statistic meta:table-count="1" meta:cell-count="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circle" chart:style-name="ch1">
        <chart:legend chart:legend-position="end" svg:x="12.953cm" svg:y="3.955cm" style:legend-expansion="high" chart:style-name="ch2"/>
        <chart:plot-area chart:style-name="ch3" table:cell-range-address="Foglio1.A1:Foglio1.C7" chart:data-source-has-labels="both" svg:x="0.32cm" svg:y="0.18cm" svg:width="12.313cm" svg:height="8.646cm">
          <chart:coordinate-region svg:x="2.154cm" svg:y="0.181cm" svg:width="8.645cm" svg:height="8.645cm"/>
          <chart:axis chart:dimension="x" chart:name="primary-x" chart:style-name="ch4" chartooo:axis-type="auto">
            <chartooo:date-scale/>
            <chart:categories table:cell-range-address="Foglio1.B1:Foglio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:Foglio1.C2" chart:label-cell-address="Foglio1.A2:Foglio1.A2" chart:class="chart:circle">
            <chart:data-point chart:style-name="ch8"/>
            <chart:data-point chart:style-name="ch9"/>
          </chart:series>
          <chart:series chart:style-name="ch10" chart:values-cell-range-address="Foglio1.B3:Foglio1.C3" chart:label-cell-address="Foglio1.A3:Foglio1.A3" chart:class="chart:circle">
            <chart:data-point chart:style-name="ch8"/>
            <chart:data-point chart:style-name="ch9"/>
          </chart:series>
          <chart:series chart:style-name="ch11" chart:values-cell-range-address="Foglio1.B4:Foglio1.C4" chart:label-cell-address="Foglio1.A4:Foglio1.A4" chart:class="chart:circle">
            <chart:data-point chart:style-name="ch8"/>
            <chart:data-point chart:style-name="ch9"/>
          </chart:series>
          <chart:series chart:style-name="ch12" chart:values-cell-range-address="Foglio1.B5:Foglio1.C5" chart:label-cell-address="Foglio1.A5:Foglio1.A5" chart:class="chart:circle">
            <chart:data-point chart:style-name="ch8"/>
            <chart:data-point chart:style-name="ch9"/>
          </chart:series>
          <chart:series chart:style-name="ch13" chart:values-cell-range-address="Foglio1.B6:Foglio1.C6" chart:label-cell-address="Foglio1.A6:Foglio1.A6" chart:class="chart:circle">
            <chart:data-point chart:style-name="ch8"/>
            <chart:data-point chart:style-name="ch9"/>
          </chart:series>
          <chart:series chart:style-name="ch14" chart:values-cell-range-address="Foglio1.B7:Foglio1.C7" chart:label-cell-address="Foglio1.A7:Foglio1.A7" chart:class="chart:circle">
            <chart:data-point chart:style-name="ch8"/>
            <chart:data-point chart:style-name="ch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udenti iscritti</text:p>
                <draw:g>
                  <svg:desc>Foglio1.B1:Foglio1.C1</svg:desc>
                </draw:g>
              </table:table-cell>
              <table:table-cell office:value-type="string">
                <text:p>Laureati</text:p>
              </table:table-cell>
            </table:table-row>
          </table:table-header-rows>
          <table:table-rows>
            <table:table-row>
              <table:table-cell office:value-type="string">
                <text:p>scientifico</text:p>
                <draw:g>
                  <svg:desc>Foglio1.A2:Foglio1.A2</svg:desc>
                </draw:g>
              </table:table-cell>
              <table:table-cell office:value-type="float" office:value="183300">
                <text:p>183300</text:p>
                <draw:g>
                  <svg:desc>Foglio1.B2:Foglio1.C2</svg:desc>
                </draw:g>
              </table:table-cell>
              <table:table-cell office:value-type="float" office:value="15539">
                <text:p>15539</text:p>
              </table:table-cell>
            </table:table-row>
            <table:table-row>
              <table:table-cell office:value-type="string">
                <text:p>medicina</text:p>
                <draw:g>
                  <svg:desc>Foglio1.A3:Foglio1.A3</svg:desc>
                </draw:g>
              </table:table-cell>
              <table:table-cell office:value-type="float" office:value="72107">
                <text:p>72107</text:p>
                <draw:g>
                  <svg:desc>Foglio1.B3:Foglio1.C3</svg:desc>
                </draw:g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economia</text:p>
                <draw:g>
                  <svg:desc>Foglio1.A4:Foglio1.A4</svg:desc>
                </draw:g>
              </table:table-cell>
              <table:table-cell office:value-type="float" office:value="457248">
                <text:p>457248</text:p>
                <draw:g>
                  <svg:desc>Foglio1.B4:Foglio1.C4</svg:desc>
                </draw:g>
              </table:table-cell>
              <table:table-cell office:value-type="float" office:value="35272">
                <text:p>35272</text:p>
              </table:table-cell>
            </table:table-row>
            <table:table-row>
              <table:table-cell office:value-type="string">
                <text:p>scienze giuridiche</text:p>
                <draw:g>
                  <svg:desc>Foglio1.A5:Foglio1.A5</svg:desc>
                </draw:g>
              </table:table-cell>
              <table:table-cell office:value-type="float" office:value="319068">
                <text:p>319068</text:p>
                <draw:g>
                  <svg:desc>Foglio1.B5:Foglio1.C5</svg:desc>
                </draw:g>
              </table:table-cell>
              <table:table-cell office:value-type="float" office:value="18839">
                <text:p>18839</text:p>
              </table:table-cell>
            </table:table-row>
            <table:table-row>
              <table:table-cell office:value-type="string">
                <text:p>lettere</text:p>
                <draw:g>
                  <svg:desc>Foglio1.A6:Foglio1.A6</svg:desc>
                </draw:g>
              </table:table-cell>
              <table:table-cell office:value-type="float" office:value="376446">
                <text:p>376446</text:p>
                <draw:g>
                  <svg:desc>Foglio1.B6:Foglio1.C6</svg:desc>
                </draw:g>
              </table:table-cell>
              <table:table-cell office:value-type="float" office:value="27128">
                <text:p>27128</text:p>
              </table:table-cell>
            </table:table-row>
            <table:table-row>
              <table:table-cell office:value-type="string">
                <text:p>ingegneria</text:p>
                <draw:g>
                  <svg:desc>Foglio1.A7:Foglio1.A7</svg:desc>
                </draw:g>
              </table:table-cell>
              <table:table-cell office:value-type="float" office:value="276345">
                <text:p>276345</text:p>
                <draw:g>
                  <svg:desc>Foglio1.B7:Foglio1.C7</svg:desc>
                </draw:g>
              </table:table-cell>
              <table:table-cell office:value-type="float" office:value="7128">
                <text:p>7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circle" chart:style-name="ch1">
        <chart:legend chart:legend-position="end" svg:x="12.503cm" svg:y="2.959cm" style:legend-expansion="high" chart:style-name="ch2"/>
        <chart:plot-area chart:style-name="ch3" table:cell-range-address="Foglio1.A1:Foglio1.C7" chart:data-source-has-labels="both" svg:x="0.32cm" svg:y="0.18cm" svg:width="11.863cm" svg:height="8.646cm">
          <chart:coordinate-region svg:x="1.929cm" svg:y="0.181cm" svg:width="8.645cm" svg:height="8.645cm"/>
          <chart:axis chart:dimension="x" chart:name="primary-x" chart:style-name="ch4" chartooo:axis-type="auto">
            <chartooo:date-scale/>
            <chart:categories table:cell-range-address="Foglio1.A2:Foglio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:Foglio1.B7" chart:label-cell-address="Foglio1.B1:Foglio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Foglio1.C2:Foglio1.C7" chart:label-cell-address="Foglio1.C1:Foglio1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udenti iscritti</text:p>
                <draw:g>
                  <svg:desc>Foglio1.B1:Foglio1.B1</svg:desc>
                </draw:g>
              </table:table-cell>
              <table:table-cell office:value-type="string">
                <text:p>Laureati</text:p>
                <draw:g>
                  <svg:desc>Foglio1.C1:Foglio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ientifico</text:p>
                <draw:g>
                  <svg:desc>Foglio1.A2:Foglio1.A7</svg:desc>
                </draw:g>
              </table:table-cell>
              <table:table-cell office:value-type="float" office:value="183300">
                <text:p>183300</text:p>
                <draw:g>
                  <svg:desc>Foglio1.B2:Foglio1.B7</svg:desc>
                </draw:g>
              </table:table-cell>
              <table:table-cell office:value-type="float" office:value="15539">
                <text:p>15539</text:p>
                <draw:g>
                  <svg:desc>Foglio1.C2:Foglio1.C7</svg:desc>
                </draw:g>
              </table:table-cell>
            </table:table-row>
            <table:table-row>
              <table:table-cell office:value-type="string">
                <text:p>medicina</text:p>
              </table:table-cell>
              <table:table-cell office:value-type="float" office:value="72107">
                <text:p>72107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economia</text:p>
              </table:table-cell>
              <table:table-cell office:value-type="float" office:value="457248">
                <text:p>457248</text:p>
              </table:table-cell>
              <table:table-cell office:value-type="float" office:value="35272">
                <text:p>35272</text:p>
              </table:table-cell>
            </table:table-row>
            <table:table-row>
              <table:table-cell office:value-type="string">
                <text:p>scienze giuridiche</text:p>
              </table:table-cell>
              <table:table-cell office:value-type="float" office:value="319068">
                <text:p>319068</text:p>
              </table:table-cell>
              <table:table-cell office:value-type="float" office:value="18839">
                <text:p>18839</text:p>
              </table:table-cell>
            </table:table-row>
            <table:table-row>
              <table:table-cell office:value-type="string">
                <text:p>lettere</text:p>
              </table:table-cell>
              <table:table-cell office:value-type="float" office:value="376446">
                <text:p>376446</text:p>
              </table:table-cell>
              <table:table-cell office:value-type="float" office:value="27128">
                <text:p>27128</text:p>
              </table:table-cell>
            </table:table-row>
            <table:table-row>
              <table:table-cell office:value-type="string">
                <text:p>ingegneria</text:p>
              </table:table-cell>
              <table:table-cell office:value-type="float" office:value="276345">
                <text:p>276345</text:p>
              </table:table-cell>
              <table:table-cell office:value-type="float" office:value="7128">
                <text:p>7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